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'Segoe UI', Helvetica, Arial, sans-serif"/>
    <style:font-face style:name="Symbol" svg:font-family="Symbol, Symbol"/>
    <style:font-face style:name="sans-serif" svg:font-family="sans-serif"/>
    <style:font-face style:name="TimesNewRomanPSMT" svg:font-family="TimesNewRomanPSMT" style:font-family-generic="roman"/>
    <style:font-face style:name="Arial1" svg:font-family="Arial, Arial" style:font-family-generic="swiss"/>
    <style:font-face style:name="Tahoma1" svg:font-family="Tahoma" style:font-family-generic="swiss"/>
    <style:font-face style:name="Wingdings" svg:font-family="Wingdings, Wingding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orizontal_20_Line">
      <style:text-properties fo:font-size="6pt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4" style:family="paragraph" style:parent-style-name="Standard">
      <style:paragraph-properties fo:margin-left="0in" fo:margin-right="0in" fo:margin-top="0in" fo:margin-bottom="0in" fo:line-height="150%" fo:text-indent="0in" style:auto-text-indent="false" style:text-autospace="none"/>
      <style:text-properties fo:color="#000000" style:font-name="Arial1" fo:font-size="15pt" fo:font-weight="bold" style:font-name-asian="Arial1" style:font-size-asian="15pt" style:font-weight-asian="bold" style:font-name-complex="Arial1" style:font-size-complex="15pt" style:font-weight-complex="bold"/>
    </style:style>
    <style:style style:name="P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style:use-window-font-color="true"/>
    </style:style>
    <style:style style:name="P6" style:family="paragraph" style:parent-style-name="Standard">
      <style:text-properties style:use-window-font-color="true"/>
    </style:style>
    <style:style style:name="T1" style:family="text">
      <style:text-properties style:use-window-font-color="true"/>
    </style:style>
    <style:style style:name="T2" style:family="text">
      <style:text-properties fo:font-variant="normal" fo:text-transform="none" fo:color="#ffffff" style:font-name="Helvetica Neue" fo:font-size="10.5pt" fo:letter-spacing="normal" fo:font-style="normal" fo:font-weight="normal"/>
    </style:style>
    <style:style style:name="T3" style:family="text">
      <style:text-properties fo:font-variant="normal" fo:text-transform="none" style:font-name="Helvetica Neue" fo:font-size="10.5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ing Flex</text:p>
      <text:p text:style-name="P4"/>
      <text:h text:style-name="Heading_20_1" text:outline-level="1">Introduction</text:h>
      <text:p text:style-name="Standard"/>
      <text:p text:style-name="Standard">Flex is a tool for generating programs that perform pattern-matching on text. This report will is a step-by-step tutorial for using Flex on Ubuntu to generate a simple lexical analyzer according to a set of given rules.</text:p>
      <text:p text:style-name="Standard"/>
      <text:h text:style-name="Heading_20_1" text:outline-level="1">Installing Flex</text:h>
      <text:p text:style-name="Standard"/>
      <text:p text:style-name="Standard">apt-get update</text:p>
      <text:p text:style-name="Standard">apt-get install flex</text:p>
      <text:p text:style-name="Standard"/>
      <text:h text:style-name="Heading_20_1" text:outline-level="1">Rules File</text:h>
      <text:p text:style-name="Standard"/>
      <text:p text:style-name="Standard">Flex takes as input a rules file that contains a set of regular expressions with associated blocks of code which will be executed when a match is found for the relevant regular expression.</text:p>
      <text:p text:style-name="Standard"/>
      <text:p text:style-name="Standard">Following is the rules file used to generate the required lexical analyzer with commented descriptions for each portion of the file:</text:p>
      <text:p text:style-name="Standard"/>
      <text:p text:style-name="Preformatted_20_Text">// lex_rules.l</text:p>
      <text:p text:style-name="Preformatted_20_Text"/>
      <text:p text:style-name="Preformatted_20_Text">// Definitions section: This part of the file contains some definitions which can be used later in the rules section</text:p>
      <text:p text:style-name="Preformatted_20_Text"/>
      <text:p text:style-name="Preformatted_20_Text">// A definition consists of a name and a regular expressio</text:p>
      <text:p text:style-name="Preformatted_20_Text">DIGIT <text:s text:c="5"/>[0-9] <text:s/></text:p>
      <text:p text:style-name="Preformatted_20_Text"/>
      <text:p text:style-name="Preformatted_20_Text">// A definition can be used by enclosing it between {}</text:p>
      <text:p text:style-name="Preformatted_20_Text">// The following line is translated to:</text:p>
      <text:p text:style-name="Preformatted_20_Text">// DIGITS <text:s/>([0-9])+</text:p>
      <text:p text:style-name="Preformatted_20_Text">DIGITS <text:s text:c="4"/>{DIGIT}+</text:p>
      <text:p text:style-name="Preformatted_20_Text"/>
      <text:p text:style-name="Preformatted_20_Text">LETTER <text:s text:c="4"/>[a-zA-Z]</text:p>
      <text:p text:style-name="Preformatted_20_Text"/>
      <text:p text:style-name="Preformatted_20_Text">ID <text:s text:c="8"/>{LETTER}({LETTER}|{DIGIT})*</text:p>
      <text:p text:style-name="Preformatted_20_Text"/>
      <text:p text:style-name="Preformatted_20_Text">NUM <text:s text:c="7"/>{DIGITS}|{DIGITS}\.{DIGITS}(E{DIGITS}){0,1}</text:p>
      <text:p text:style-name="Preformatted_20_Text"/>
      <text:p text:style-name="Preformatted_20_Text">RELOP <text:s text:c="5"/>\=\=|!\=|&gt;|&gt;\=|&lt;|&lt;\=</text:p>
      <text:p text:style-name="Preformatted_20_Text"/>
      <text:p text:style-name="Preformatted_20_Text">ASSIGN <text:s text:c="4"/>\=</text:p>
      <text:p text:style-name="Preformatted_20_Text"/>
      <text:p text:style-name="Preformatted_20_Text"><text:soft-page-break/>PRIMITIVE <text:s/>boolean|int|float</text:p>
      <text:p text:style-name="Preformatted_20_Text"/>
      <text:p text:style-name="Preformatted_20_Text">FLOW <text:s text:c="2"/>if|else|while</text:p>
      <text:p text:style-name="Preformatted_20_Text"/>
      <text:p text:style-name="Preformatted_20_Text">PUNCT <text:s/>\;|\,|\(|\)|\[|\]|\{|\}</text:p>
      <text:p text:style-name="Preformatted_20_Text"/>
      <text:p text:style-name="Preformatted_20_Text">ADDOP <text:s/>\+|\-</text:p>
      <text:p text:style-name="Preformatted_20_Text"/>
      <text:p text:style-name="Preformatted_20_Text">MULOP <text:s/>\*|\\</text:p>
      <text:p text:style-name="Preformatted_20_Text"/>
      <text:p text:style-name="Preformatted_20_Text">%% <text:s/>// Here starts the Rules Section</text:p>
      <text:p text:style-name="Preformatted_20_Text"/>
      <text:p text:style-name="Preformatted_20_Text">// The rules section contains a set of rules with their associated code blocks.</text:p>
      <text:p text:style-name="Preformatted_20_Text">// A rule consists of a regular expression followed by a line of code or code block.</text:p>
      <text:p text:style-name="Preformatted_20_Text"/>
      <text:p text:style-name="Preformatted_20_Text"/>
      <text:p text:style-name="Preformatted_20_Text">// The regular expression here is using a definition PRIMITIVE</text:p>
      <text:p text:style-name="Preformatted_20_Text">// When that regular expression is matched in the input the followin line of code is executed where yytext is the matched input string.</text:p>
      <text:p text:style-name="Preformatted_20_Text">{PRIMITIVE} <text:s text:c="2"/>printf( "%s\n", yytext );</text:p>
      <text:p text:style-name="Preformatted_20_Text"/>
      <text:p text:style-name="Preformatted_20_Text">{FLOW} <text:s text:c="7"/>printf( "%s\n", yytext );</text:p>
      <text:p text:style-name="Preformatted_20_Text"/>
      <text:p text:style-name="Preformatted_20_Text">{ID} <text:s text:c="9"/>printf( "id\n");</text:p>
      <text:p text:style-name="Preformatted_20_Text">{NUM} <text:s text:c="8"/>printf( "num\n" );</text:p>
      <text:p text:style-name="Preformatted_20_Text">{RELOP} <text:s text:c="6"/>printf( "relop\n");</text:p>
      <text:p text:style-name="Preformatted_20_Text"/>
      <text:p text:style-name="Preformatted_20_Text">{ASSIGN} <text:s text:c="5"/>printf( "%s\n", yytext );</text:p>
      <text:p text:style-name="Preformatted_20_Text">{PUNCT} <text:s text:c="6"/>printf( "%s\n", yytext );</text:p>
      <text:p text:style-name="Preformatted_20_Text">{ADDOP} <text:s text:c="6"/>printf( "addop\n" );</text:p>
      <text:p text:style-name="Preformatted_20_Text">{MULOP} <text:s text:c="6"/>printf( "mulop\n");</text:p>
      <text:p text:style-name="Preformatted_20_Text"/>
      <text:p text:style-name="Preformatted_20_Text">.<text:tab/> <text:s text:c="6"/>/*do nothing*/</text:p>
      <text:p text:style-name="Preformatted_20_Text"/>
      <text:p text:style-name="Preformatted_20_Text">%% // Here starts the Code Section</text:p>
      <text:p text:style-name="Preformatted_20_Text"/>
      <text:p text:style-name="Preformatted_20_Text">// This section contains the rest of the code of the lexical analyzer</text:p>
      <text:p text:style-name="Preformatted_20_Text">// As we see here the program takes a file as its argument and opens the file for reading.</text:p>
      <text:p text:style-name="Preformatted_20_Text">// yylex() is the actual lexical analyzer created by flex which will scan the input trying to match any of the specified rules</text:p>
      <text:p text:style-name="Preformatted_20_Text"/>
      <text:p text:style-name="Preformatted_20_Text">int main( int argc, char **argv )</text:p>
      <text:p text:style-name="Preformatted_20_Text">{</text:p>
      <text:p text:style-name="Preformatted_20_Text"><text:s text:c="4"/>++argv, --argc;<text:tab/>/* skip over program name */</text:p>
      <text:p text:style-name="Preformatted_20_Text"><text:s text:c="4"/>if ( argc &gt; 0 )</text:p>
      <text:p text:style-name="Preformatted_20_Text"><text:s text:c="8"/>yyin = fopen( argv[0], "r" );</text:p>
      <text:p text:style-name="Preformatted_20_Text"><text:s text:c="4"/>else</text:p>
      <text:p text:style-name="Preformatted_20_Text"><text:s text:c="8"/>yyin = stdin;</text:p>
      <text:p text:style-name="Preformatted_20_Text"/>
      <text:p text:style-name="Preformatted_20_Text"><text:s text:c="4"/>yylex();</text:p>
      <text:p text:style-name="Preformatted_20_Text">}</text:p>
      <text:p text:style-name="Preformatted_20_Text"/>
      <text:p text:style-name="Standard"/>
      <text:h text:style-name="Heading_20_1" text:outline-level="1"><text:soft-page-break/>Run Flex</text:h>
      <text:p text:style-name="Standard"/>
      <text:p text:style-name="Standard">Now you can run flex passing the rules file as an input and the name of the output file. See the following command:</text:p>
      <text:p text:style-name="Standard"/>
      <text:p text:style-name="Preformatted_20_Text">flex lex_rules.l lexer.cpp</text:p>
      <text:p text:style-name="Standard"/>
      <text:p text:style-name="Standard">The output file is the required lexical analyzer according to the rules file. It can now be compiled to get the lexical analyzer executable.</text:p>
      <text:p text:style-name="Standard"/>
      <text:p text:style-name="Standard">We are using CMake for building the project. Running flex is included as a step of the building process. Run the following command to prepare the project:</text:p>
      <text:p text:style-name="Standard"/>
      <text:p text:style-name="Preformatted_20_Text">cmake ./</text:p>
      <text:p text:style-name="Standard"/>
      <text:p text:style-name="Standard">Then run the following command to run flex and build the lexical analyzer:</text:p>
      <text:p text:style-name="Standard"/>
      <text:p text:style-name="Preformatted_20_Text">cname –build ./</text:p>
      <text:p text:style-name="Standard"/>
      <text:h text:style-name="Heading_20_1" text:outline-level="1">Running Lexical Analyzer</text:h>
      <text:p text:style-name="Standard"/>
      <text:p text:style-name="Standard">The generated lexical analyzer is found in ./build/bin/LexicalAnalyzerFlex which can be used as follows:</text:p>
      <text:p text:style-name="Standard"/>
      <text:p text:style-name="Preformatted_20_Text">./build/bin/LexicalAnalyzerFlex prog.c</text:p>
      <text:p text:style-name="Standard"/>
      <text:p text:style-name="Standard">Where prog.c is a prgram passed to the lexical analyzer in order to be scanned.</text:p>
      <text:p text:style-name="Standard"/>
      <text:p text:style-name="Standard">Here is the contentc prog.c file:</text:p>
      <text:p text:style-name="Standard"/>
      <text:p text:style-name="Standard"/>
      <text:p text:style-name="Preformatted_20_Text">int sum , count , pass , mnt; while (pass != 10)</text:p>
      <text:p text:style-name="Preformatted_20_Text">{</text:p>
      <text:p text:style-name="Preformatted_20_Text">pass = pass + 1 ;</text:p>
      <text:p text:style-name="Preformatted_20_Text">}</text:p>
      <text:p text:style-name="Standard"/>
      <text:p text:style-name="Standard">And this is the output of the generated lexical analyzer:</text:p>
      <text:p text:style-name="P5"/>
      <text:p text:style-name="Preformatted_20_Text">int</text:p>
      <text:p text:style-name="Preformatted_20_Text">id</text:p>
      <text:p text:style-name="Preformatted_20_Text">,</text:p>
      <text:p text:style-name="Preformatted_20_Text">id</text:p>
      <text:p text:style-name="Preformatted_20_Text">,</text:p>
      <text:p text:style-name="Preformatted_20_Text">id</text:p>
      <text:p text:style-name="Preformatted_20_Text">,</text:p>
      <text:p text:style-name="Preformatted_20_Text">id</text:p>
      <text:p text:style-name="Preformatted_20_Text">;</text:p>
      <text:p text:style-name="Preformatted_20_Text"><text:soft-page-break/>while</text:p>
      <text:p text:style-name="Preformatted_20_Text">(</text:p>
      <text:p text:style-name="Preformatted_20_Text">id</text:p>
      <text:p text:style-name="Preformatted_20_Text">relop</text:p>
      <text:p text:style-name="Preformatted_20_Text">num</text:p>
      <text:p text:style-name="Preformatted_20_Text">)</text:p>
      <text:p text:style-name="Preformatted_20_Text"/>
      <text:p text:style-name="Preformatted_20_Text">{</text:p>
      <text:p text:style-name="Preformatted_20_Text"/>
      <text:p text:style-name="Preformatted_20_Text">id</text:p>
      <text:p text:style-name="Preformatted_20_Text">=</text:p>
      <text:p text:style-name="Preformatted_20_Text">id</text:p>
      <text:p text:style-name="Preformatted_20_Text">addop</text:p>
      <text:p text:style-name="Preformatted_20_Text">num</text:p>
      <text:p text:style-name="Preformatted_20_Text">;</text:p>
      <text:p text:style-name="Preformatted_20_Text"/>
      <text:p text:style-name="Preformatted_20_Text">}</text:p>
      <text:p text:style-name="Preformatted_20_Text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'Segoe UI', Helvetica, Arial, sans-serif"/>
    <style:font-face style:name="Symbol" svg:font-family="Symbol, Symbol"/>
    <style:font-face style:name="sans-serif" svg:font-family="sans-serif"/>
    <style:font-face style:name="TimesNewRomanPSMT" svg:font-family="TimesNewRomanPSMT" style:font-family-generic="roman"/>
    <style:font-face style:name="Arial1" svg:font-family="Arial, Arial" style:font-family-generic="swiss"/>
    <style:font-face style:name="Tahoma1" svg:font-family="Tahoma" style:font-family-generic="swiss"/>
    <style:font-face style:name="Wingdings" svg:font-family="Wingdings, Wingding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style:font-size-asian="10pt" style:font-size-complex="10pt"/>
    </style:style>
    <style:style style:name="MP2" style:family="paragraph" style:parent-style-name="Horizontal_20_Line">
      <style:text-properties fo:font-size="6pt" style:font-size-asian="6pt" style:font-size-complex="6pt"/>
    </style:style>
    <style:style style:name="MT1" style:family="text">
      <style:text-properties style:use-window-font-color="tru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Meena Alfons (Masters Student)</text:span><text:tab/><text:tab/><text:page-number text:select-page="current">4</text:page-number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ena Alfons</meta:initial-creator>
    <meta:creation-date>2018-02-23T19:52:56.90</meta:creation-date>
    <dc:date>2018-03-17T22:12:50.17</dc:date>
    <dc:creator>Meena Alfons</dc:creator>
    <meta:editing-duration>P4DT6H25M35S</meta:editing-duration>
    <meta:editing-cycles>32</meta:editing-cycles>
    <meta:generator>OpenOffice/4.0.1$Win32 OpenOffice.org_project/401m5$Build-9714</meta:generator>
    <meta:document-statistic meta:table-count="0" meta:image-count="0" meta:object-count="0" meta:page-count="4" meta:paragraph-count="97" meta:word-count="585" meta:character-count="3473"/>
  </office:meta>
</office:document-meta>
</file>